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6000000E10B0E93F4051FF2C2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ta Serif Pro" svg:font-family="'Meta Serif Pro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ffff" loext:opacity="100%" style:font-name="Meta Serif Pro" fo:font-weight="bold"/>
    </style:style>
    <style:style style:name="P3" style:family="paragraph">
      <loext:graphic-properties draw:fill="none" draw:fill-color="#ffffff"/>
      <style:text-properties fo:color="#ffffff" loext:opacity="100%" style:font-name="Meta Serif Pro" fo:font-size="80pt" fo:font-weight="bold" style:font-size-asian="80pt" style:font-size-complex="80pt"/>
    </style:style>
    <style:style style:name="P4" style:family="paragraph">
      <style:text-properties fo:color="#ffffff" loext:opacity="100%" style:font-name="Meta Serif Pro" fo:font-size="30pt" fo:font-style="italic" fo:font-weight="normal" style:font-style-asian="italic" style:font-weight-asian="normal" style:font-style-complex="italic" style:font-weight-complex="normal"/>
    </style:style>
    <style:style style:name="P5" style:family="paragraph">
      <loext:graphic-properties draw:fill="none" draw:fill-color="#ffffff"/>
      <style:text-properties fo:color="#ffffff" loext:opacity="100%" style:font-name="Meta Serif Pro" fo:font-size="3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tyle="italic" fo:font-weight="normal" style:font-size-asian="40pt" style:font-style-asian="italic" style:font-weight-asian="normal" style:font-size-complex="4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1.792cm" svg:height="32.449cm" svg:x="-0.042cm" svg:y="0cm">
          <draw:image xlink:href="Pictures/100000000000096000000E10B0E93F4051FF2C2E.jpg" xlink:type="simple" xlink:show="embed" xlink:actuate="onLoad" draw:mime-type="image/jpeg">
            <text:p/>
          </draw:image>
        </draw:frame>
        <draw:frame draw:style-name="gr2" draw:text-style-name="P3" draw:layer="layout" svg:width="14.938cm" svg:height="7.499cm" svg:x="1.1cm" svg:y="17.4cm">
          <draw:text-box>
            <text:p text:style-name="P2"><text:span text:style-name="T1">Villancicos populares</text:span></text:p>
          </draw:text-box>
        </draw:frame>
        <draw:frame draw:style-name="gr2" draw:text-style-name="P5" draw:layer="layout" svg:width="12.622cm" svg:height="1.614cm" svg:x="1.268cm" svg:y="25.282cm">
          <draw:text-box>
            <text:p text:style-name="P4"><text:span text:style-name="T2">Arreglos para </text:span><text:span text:style-name="T2">tres violin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ta Serif Pro" svg:font-family="'Meta Serif Pro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P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2T10:32:13.305652438</meta:creation-date>
    <dc:date>2021-12-12T10:56:21.583987805</dc:date>
    <meta:editing-duration>PT3M48S</meta:editing-duration>
    <meta:editing-cycles>1</meta:editing-cycles>
    <meta:document-statistic meta:object-count="3"/>
    <meta:generator>LibreOffice/7.2.3.2$Linux_X86_64 LibreOffice_project/20$Build-2</meta:generator>
  </office:meta>
</office:document-meta>
</file>